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Heading_20_3">
      <style:text-properties fo:font-weight="bold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🛠️ SALAR Pre-processing Suite</text:h>
      <text:p text:style-name="Text_20_body">This directory contains the essential tools required to bridge the gap between raw hardware acquisition and the <text:span text:style-name="T1">SALAR Analysis Core</text:span>. These utilities ensure that data from various sources is standardized, noise-filtered, and formatted correctly for electrophysiological mapping.</text:p>
      <text:h text:style-name="Heading_20_2" text:outline-level="2">📂 Included Utilities</text:h>
      <text:h text:style-name="Heading_20_3" text:outline-level="3">1. Video-to-Frame Converter</text:h>
      <text:p text:style-name="Text_20_body">This is the primary gateway for data captured in standard video containers (AVI/MP4).</text:p>
      <text:list text:style-name="L1">
        <text:list-item>
          <text:p text:style-name="P1"><text:span text:style-name="T1">Template-Driven:</text:span> Includes pre-defined rules for the <text:span text:style-name="T1">Casio EX-ZR1200</text:span>, automatically handling the specific resolution and frame-rate combinations used in high-speed research (e.g., 120Hz to 1000Hz).</text:p>
        </text:list-item>
        <text:list-item>
          <text:p text:style-name="P1"><text:span text:style-name="T1">Data Integrity:</text:span> Extracts frames to raw formats (BMP/TIFF) to ensure no further compression loss occurs before signal analysis.</text:p>
        </text:list-item>
        <text:list-item>
          <text:p text:style-name="P1"><text:span text:style-name="T1">Scientific Benchmarking:</text:span> Used to extract the frame sequences from the Nature (Scientific Reports) benchmark datasets.</text:p>
        </text:list-item>
      </text:list>
      <text:h text:style-name="Heading_20_3" text:outline-level="3">2. ROI &amp; Signal Optimizer</text:h>
      <text:p text:style-name="Text_20_body">A set of tools for preparing the extracted frames:</text:p>
      <text:list text:style-name="L2">
        <text:list-item>
          <text:p text:style-name="P2"><text:span text:style-name="T1">Spatial Cropping:</text:span> Focus on the cardiac tissue area to reduce processing time and memory overhead.</text:p>
        </text:list-item>
        <text:list-item>
          <text:p text:style-name="P2"><text:span text:style-name="T1">Intensity Normalization:</text:span> Adjusts signal levels to ensure consistent thresholding for APD80 detection.</text:p>
        </text:list-item>
      </text:list>
      <text:p text:style-name="Horizontal_20_Line"/>
      <text:h text:style-name="Heading_20_2" text:outline-level="2">⚠️ Dependencies &amp; Compilation</text:h>
      <text:h text:style-name="P3" text:outline-level="3">TVideoGrabber Requirement</text:h>
      <text:p text:style-name="Text_20_body">The <text:span text:style-name="T1">Video-to-Frame Converter</text:span> utilizes the <text:span text:style-name="Source_20_Text">TVideoGrabber</text:span> (Datastead) SDK for low-level video stream handling.</text:p>
      <text:list text:style-name="L3">
        <text:list-item>
          <text:p text:style-name="P4"><text:span text:style-name="T1">Note:</text:span> The commercial units/DLLs for TVideoGrabber are <text:span text:style-name="T1">not included</text:span> in this repository.</text:p>
        </text:list-item>
        <text:list-item>
          <text:p text:style-name="P4">To compile this tool, you must have a valid TVideoGrabber license installed in your Delphi environment.</text:p>
        </text:list-item>
        <text:list-item>
          <text:p text:style-name="P4"><text:span text:style-name="T1">Independent Core:</text:span> Please note that the main <text:span text:style-name="T1">SALAR Analysis Core</text:span> (APD/CV mapping) does <text:span text:style-name="T1">not</text:span> require this dependency and can be used with any raw image sequence.</text:p>
        </text:list-item>
      </text:list>
      <text:p text:style-name="Horizontal_20_Line"><text:soft-page-break/></text:p>
      <text:h text:style-name="Heading_20_2" text:outline-level="2">🚀 How to Use</text:h>
      <text:list text:style-name="L4">
        <text:list-item>
          <text:p text:style-name="P5"><text:span text:style-name="T1">Acquisition:</text:span> Capture your data using the FLIR Blackfly S utility or a high-speed camera like the Casio EX-ZR1200.</text:p>
        </text:list-item>
        <text:list-item>
          <text:p text:style-name="P5"><text:span text:style-name="T1">Conversion:</text:span> Run the Converter tool, select your hardware template, and point it to your video file.</text:p>
        </text:list-item>
        <text:list-item>
          <text:p text:style-name="P5"><text:span text:style-name="T1">Output:</text:span> The tool will generate a numbered sequence of frames in a dedicated folder.</text:p>
        </text:list-item>
        <text:list-item>
          <text:p text:style-name="P5"><text:span text:style-name="T1">Next Step:</text:span> Load this folder into the <text:span text:style-name="T1">SALAR Core</text:span> for signal processing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6T20:59:21.609666900</meta:creation-date>
    <dc:date>2026-02-16T20:59:24.744940100</dc:date>
    <meta:editing-duration>PT3S</meta:editing-duration>
    <meta:editing-cycles>1</meta:editing-cycles>
    <meta:generator>LibreOffice/25.2.7.2$Windows_X86_64 LibreOffice_project/5cbfd1ab6520636bb5f7b99185aa69bd7456825d</meta:generator>
    <meta:document-statistic meta:table-count="0" meta:image-count="0" meta:object-count="0" meta:page-count="2" meta:paragraph-count="23" meta:word-count="307" meta:character-count="2050" meta:non-whitespace-character-count="1778"/>
  </office:meta>
</office:document-meta>
</file>